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OpenSymbol" svg:font-family="OpenSymbol"/>
    <style:font-face style:name="apple-system" svg:font-family="apple-system, BlinkMacSystemFont, 'Segoe UI', Helvetica, Arial, sans-serif, 'Apple Color Emoji', 'Segoe UI Emoji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1665in" fo:orphans="2" fo:widows="2" fo:text-indent="0in" style:auto-text-indent="false"/>
      <style:text-properties fo:font-variant="normal" fo:text-transform="none" fo:color="#24292f" style:font-name="apple-system" fo:font-size="12pt" fo:letter-spacing="normal" fo:font-style="normal" fo:font-weight="bold" style:font-weight-asian="bold" style:font-weight-complex="bold"/>
    </style:style>
    <style:style style:name="P2" style:family="paragraph" style:parent-style-name="Text_20_body">
      <style:paragraph-properties fo:margin-left="0in" fo:margin-right="0in" fo:margin-top="0in" fo:margin-bottom="0in" fo:orphans="2" fo:widows="2" fo:text-indent="0in" style:auto-text-indent="false"/>
      <style:text-properties fo:font-variant="normal" fo:text-transform="none" fo:color="#24292f" style:font-name="apple-system" fo:font-size="12pt" fo:letter-spacing="normal" fo:font-style="normal" fo:font-weight="bold" style:font-weight-asian="bold" style:font-weight-complex="bold"/>
    </style:style>
    <style:style style:name="P3" style:family="paragraph" style:parent-style-name="Text_20_body" style:list-style-name="L1">
      <style:paragraph-properties fo:margin-top="0in" fo:margin-bottom="0.1665in" fo:orphans="2" fo:widows="2"/>
      <style:text-properties fo:font-variant="normal" fo:text-transform="none" fo:color="#24292f" style:font-name="apple-system" fo:font-size="12pt" fo:letter-spacing="normal" fo:font-style="normal" fo:font-weight="bold" style:font-weight-asian="bold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L2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normal"/>
    </style:style>
    <style:style style:name="P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 style:list-style-name="L3"/>
    <style:style style:name="T1" style:family="text">
      <style:text-properties fo:font-variant="normal" fo:text-transform="none" fo:color="#24292f" style:font-name="apple-system" fo:letter-spacing="normal" fo:font-style="normal"/>
    </style:style>
    <style:style style:name="T2" style:family="text">
      <style:text-properties fo:font-variant="normal" fo:text-transform="none" fo:color="#24292f" style:font-name="apple-system" fo:font-size="12pt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font-name="Arial1" fo:font-size="10pt" fo:font-style="normal" style:text-underline-style="none" fo:font-weight="normal" style:text-blinking="false" fo:background-color="transparen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ize-asian="14pt" style:font-weight-asian="bold" style:font-size-complex="14pt" style:font-weight-complex="bold"/>
    </style:style>
    <style:style style:name="T9" style:family="text">
      <style:text-properties style:font-size-asian="14pt" style:font-weight-asian="normal" style:font-size-complex="14pt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4">1.</text:span><text:span text:style-name="T1">Class - Movie</text:span></text:p>
      <text:p text:style-name="P1">The class Movie is stated below. An instance of class Movie represents a film. This class has the following three properties:</text:p>
      <text:list xml:id="list1444095662696760505" text:style-name="L1">
        <text:list-item>
          <text:p text:style-name="P3">title, which is a String representing the title of the movie</text:p>
        </text:list-item>
        <text:list-item>
          <text:p text:style-name="P3">studio, which is a String representing the studio that made the movie</text:p>
        </text:list-item>
        <text:list-item>
          <text:p text:style-name="P3">rating, which is a String representing the rating of the movie (i.e. PG­13, R, etc)</text:p>
        </text:list-item>
      </text:list>
      <text:p text:style-name="P1">a) Write a constructor for the class Movie, which takes a String representing the title of the movie, a String representing the studio, and a String representing the rating as its arguments, and sets the respective class properties to these values.</text:p>
      <text:p text:style-name="P1">b) The constructor for the class Movie will set the class property rating to "PG" as default when no rating is provided.</text:p>
      <text:p text:style-name="P1">c) Write a method getPG, which takes an array of base type Movie as its argument, and returns a new array of only those movies in the input array with a rating of "PG". You may assume the input array is full of Movie instances. The returned array need not be full.</text:p>
      <text:p text:style-name="P2">d) Write a piece of code that creates an instance of the class Movie with the title “Casino Royale”, the studio “Eon Productions”, and the rating “PG­13”</text:p>
      <text:p text:style-name="P5"/>
      <text:p text:style-name="P5"/>
      <text:p text:style-name="P5"/>
      <text:p text:style-name="P5">Answer :</text:p>
      <text:p text:style-name="P5"/>
      <text:p text:style-name="P8">a)b)</text:p>
      <text:p text:style-name="P8">class Movie {</text:p>
      <text:p text:style-name="P8"><text:s text:c="2"/>constructor(title, studio,rating ="PG") {</text:p>
      <text:p text:style-name="P8"><text:s text:c="4"/>this.title = title;</text:p>
      <text:p text:style-name="P8"><text:s text:c="4"/>this.studio = studio;</text:p>
      <text:p text:style-name="P8"><text:s text:c="4"/>this.rating = rating;</text:p>
      <text:p text:style-name="P8"><text:s text:c="2"/>}</text:p>
      <text:p text:style-name="P8">c)</text:p>
      <text:p text:style-name="P8"><text:s text:c="2"/>getPG(arr) {</text:p>
      <text:p text:style-name="P8"><text:s text:c="4"/>let newArr=[];</text:p>
      <text:p text:style-name="P8"><text:s text:c="4"/>for(i=0;i&lt;arr.length;i++){</text:p>
      <text:p text:style-name="P8"><text:s text:c="6"/>if(arr[i].rating === 'PG'){</text:p>
      <text:p text:style-name="P8"><text:s text:c="8"/>newArr.push(arr[i]);</text:p>
      <text:p text:style-name="P8"><text:s text:c="6"/>}</text:p>
      <text:p text:style-name="P8"><text:s text:c="4"/>}</text:p>
      <text:p text:style-name="P8"><text:soft-page-break/><text:s text:c="4"/>return newArr;</text:p>
      <text:p text:style-name="P8"><text:s text:c="2"/>}}</text:p>
      <text:p text:style-name="P8"/>
      <text:p text:style-name="P8">d)</text:p>
      <text:p text:style-name="P8">Movie1 = new Movie(“Casino Royale”,”Eon productions”, PG13);</text:p>
      <text:p text:style-name="P8"/>
      <text:p text:style-name="P8"/>
      <text:p text:style-name="P7"><text:span text:style-name="T9">2)</text:span><text:span text:style-name="T8"> </text:span><text:span text:style-name="T2">Convert the UML diagram to Typescript class. - use number for double</text:span></text:p>
      <text:p text:style-name="Text_20_body"><text:line-break/></text:p>
      <text:p text:style-name="P8"/>
      <text:p text:style-name="P8"/>
      <text:p text:style-name="P8">class Circle {</text:p>
      <text:p text:style-name="P8"><text:s text:c="2"/>constructor(radius,color) {</text:p>
      <text:p text:style-name="P8"><text:s text:c="4"/>this.radius = radius;</text:p>
      <text:p text:style-name="P8"><text:s text:c="4"/>this.color = color;</text:p>
      <text:p text:style-name="P8"><text:s text:c="2"/>}</text:p>
      <text:p text:style-name="P8"><text:s text:c="2"/>getArea() { <text:s text:c="3"/></text:p>
      <text:p text:style-name="P8"><text:s text:c="4"/>return 3.14 * radius * radius;</text:p>
      <text:p text:style-name="P8"><text:s text:c="2"/>}</text:p>
      <text:p text:style-name="P8"><text:s text:c="2"/>getCircumference(){</text:p>
      <text:p text:style-name="P8"><text:s text:c="4"/>return 2*3.14*radius;</text:p>
      <text:p text:style-name="P8"><text:s text:c="2"/>}</text:p>
      <text:p text:style-name="P8"><text:s text:c="2"/>setColor(newColor){</text:p>
      <text:p text:style-name="P8"><text:s text:c="4"/>this.color = newColor;</text:p>
      <text:p text:style-name="P8"><text:s text:c="2"/>}</text:p>
      <text:p text:style-name="P8"><text:s text:c="2"/>getColor(){</text:p>
      <text:p text:style-name="P8"><text:s text:c="4"/>return this.color;</text:p>
      <text:p text:style-name="P8"><text:s text:c="2"/>}</text:p>
      <text:p text:style-name="P8"><text:s/>setRadius(newRadius){</text:p>
      <text:p text:style-name="P8"><text:s text:c="4"/>this.radius = newRadius;</text:p>
      <text:p text:style-name="P8"><text:s text:c="2"/></text:p>
      <text:p text:style-name="P8">}</text:p>
      <text:p text:style-name="P8"/>
      <text:list xml:id="list7114093308101323761" text:style-name="L2">
        <text:list-item>
          <text:p text:style-name="P6">Write a class to calculate uber price</text:p>
        </text:list-item>
      </text:list>
      <text:p text:style-name="P5"/>
      <text:p text:style-name="P8">class Person {</text:p>
      <text:p text:style-name="P8"><text:s text:c="2"/>constructor(name,age,height,weight,hairColor) {</text:p>
      <text:p text:style-name="P8"><text:s text:c="4"/>this.name = name;</text:p>
      <text:p text:style-name="P8"><text:s text:c="4"/>this.age = age;</text:p>
      <text:p text:style-name="P8"><text:s text:c="4"/>this.height = height;</text:p>
      <text:p text:style-name="P8"><text:s text:c="4"/>this.weight = weight;</text:p>
      <text:p text:style-name="P8"><text:soft-page-break/><text:s text:c="4"/>this.hairColor = hairColor;</text:p>
      <text:p text:style-name="P8"><text:s text:c="2"/>}</text:p>
      <text:p text:style-name="P8"><text:s text:c="2"/>changeWeight(newWeight) { <text:s text:c="3"/></text:p>
      <text:p text:style-name="P8"><text:s text:c="4"/>this.weight = newWeight;</text:p>
      <text:p text:style-name="P8"><text:s text:c="2"/>}</text:p>
      <text:p text:style-name="P8"><text:s text:c="2"/>changeHairColor(newHairColor){</text:p>
      <text:p text:style-name="P8"><text:s text:c="4"/>this.hairColor = newHairColor;</text:p>
      <text:p text:style-name="P8"><text:s text:c="2"/>}</text:p>
      <text:p text:style-name="P8"><text:s text:c="2"/></text:p>
      <text:p text:style-name="P8"><text:s text:c="2"/>}</text:p>
      <text:p text:style-name="Standard"><text:span text:style-name="T6"/></text:p>
      <text:list xml:id="list4908792568027768594" text:style-name="L3">
        <text:list-item>
          <text:p text:style-name="P10"><text:span text:style-name="T5">Write <text:s/>a class to calculate uber price</text:span></text:p>
        </text:list-item>
      </text:list>
      <text:p text:style-name="Standard"><text:span text:style-name="T5"/></text:p>
      <text:p text:style-name="Standard"><text:span text:style-name="T5">Answer:</text:span></text:p>
      <text:p text:style-name="Standard"><text:span text:style-name="T5"/></text:p>
      <text:p text:style-name="P9">class uber {</text:p>
      <text:p text:style-name="P9"><text:s text:c="2"/>constructor(type = 'economy', distance = 10 , day = true) {</text:p>
      <text:p text:style-name="P9"><text:s text:c="4"/>this.type = type;</text:p>
      <text:p text:style-name="P9"><text:s text:c="4"/>this.distance = distance;</text:p>
      <text:p text:style-name="P9"><text:s text:c="4"/>this.day = day;</text:p>
      <text:p text:style-name="P9"><text:s text:c="2"/>}</text:p>
      <text:p text:style-name="P9"><text:s text:c="2"/>getPrice() {</text:p>
      <text:p text:style-name="P9"><text:s text:c="2"/></text:p>
      <text:p text:style-name="P9"><text:s text:c="4"/>if(this.type === 'economy'){</text:p>
      <text:p text:style-name="P9"><text:s text:c="4"/>if(this.day === true){</text:p>
      <text:p text:style-name="P9"><text:s text:c="6"/>return this.price = this.distance * 10;</text:p>
      <text:p text:style-name="P9"><text:s text:c="4"/>}</text:p>
      <text:p text:style-name="P9"><text:s text:c="4"/>else {</text:p>
      <text:p text:style-name="P9"><text:s text:c="6"/>return this.price = this.distance *12;</text:p>
      <text:p text:style-name="P9"><text:s text:c="4"/>} }</text:p>
      <text:p text:style-name="P9"><text:s text:c="4"/></text:p>
      <text:p text:style-name="P9"><text:s text:c="4"/>if(this.type === 'prime'){</text:p>
      <text:p text:style-name="P9"><text:s text:c="6"/>if(this.day === true){</text:p>
      <text:p text:style-name="P9"><text:s text:c="8"/>return this.price = this.distance * 15;</text:p>
      <text:p text:style-name="P9"><text:s text:c="6"/>}</text:p>
      <text:p text:style-name="P9"><text:s text:c="6"/>else{</text:p>
      <text:p text:style-name="P9"><text:s text:c="8"/>return this.price = this.distance * 17;</text:p>
      <text:p text:style-name="P9"><text:s text:c="6"/>}</text:p>
      <text:p text:style-name="P9"><text:s text:c="4"/>}</text:p>
      <text:p text:style-name="P9"><text:s text:c="4"/></text:p>
      <text:p text:style-name="P9"><text:s text:c="2"/>}</text:p>
      <text:p text:style-name="P9">}</text:p>
      <text:p text:style-name="P9"/>
      <text:p text:style-name="P9">uber1 = new uber('economy',25, true);</text:p>
      <text:p text:style-name="P9"/>
      <text:p text:style-name="P9">console.log(uber1.getPrice()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OpenSymbol" svg:font-family="OpenSymbol"/>
    <style:font-face style:name="apple-system" svg:font-family="apple-system, BlinkMacSystemFont, 'Segoe UI', Helvetica, Arial, sans-serif, 'Apple Color Emoji', 'Segoe UI Emoji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rabhakaran Jeyamohan</meta:initial-creator>
    <meta:creation-date>2021-12-05T23:35:16.09</meta:creation-date>
    <meta:generator>OpenOffice/4.1.11$Win32 OpenOffice.org_project/4111m1$Build-9808</meta:generator>
    <meta:document-statistic meta:table-count="0" meta:image-count="0" meta:object-count="0" meta:page-count="3" meta:paragraph-count="100" meta:word-count="430" meta:character-count="2915"/>
  </office:meta>
</office:document-meta>
</file>